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i>,</mi>
                    <mi mathvariant="italic">если</mi>
                    <mrow>
                      <mi>i</mi>
                      <mo stretchy="false">=</mo>
                      <mn>0,</mn>
                    </mrow>
                    <mrow>
                      <mi>j</mi>
                      <mo stretchy="false">=</mo>
                      <mn>0</mn>
                    </mrow>
                  </mrow>
                </mtd>
              </mtr>
              <mtr>
                <mtd>
                  <mrow>
                    <mi>i</mi>
                    <mi>,</mi>
                    <mi mathvariant="italic">если</mi>
                    <mrow>
                      <mi>j</mi>
                      <mo stretchy="false">=</mo>
                      <mn>0,</mn>
                    </mrow>
                    <mrow>
                      <mi>i</mi>
                      <mo stretchy="false">&gt;</mo>
                      <mn>0</mn>
                    </mrow>
                  </mrow>
                </mtd>
              </mtr>
              <mtr>
                <mtd>
                  <mrow>
                    <mi>j</mi>
                    <mi>,</mi>
                    <mi mathvariant="italic">если</mi>
                    <mrow>
                      <mi>i</mi>
                      <mo stretchy="false">=</mo>
                      <mn>0,</mn>
                    </mrow>
                    <mrow>
                      <mi>j</mi>
                      <mo stretchy="false">&gt;</mo>
                      <mn>0</mn>
                    </mrow>
                  </mrow>
                </mtd>
              </mtr>
              <mtr>
                <mtd>
                  <mrow>
                    <mi mathvariant="italic">min</mi>
                    <mrow>
                      <mo fence="true" stretchy="true">{</mo>
                      <mrow>
                        <mtable>
                          <mtr>
                            <mtd>
                              <mrow>
                                <mi>D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i</mi>
                                        <mi>,</mi>
                                        <mrow>
                                          <mi>j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n>1</mn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i>D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  <mi>,</mi>
                                        <mi>j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n>1</mn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i>D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  <mi>,</mi>
                                        <mrow>
                                          <mi>j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row>
                                    <mo fence="true" stretchy="true">[</mo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n>0,</mn>
                                              <mi mathvariant="italic">если</mi>
                                              <mi>s</mi>
                                              <mn>1</mn>
                                              <mrow>
                                                <mrow>
                                                  <mo fence="true" stretchy="false">[</mo>
                                                  <mrow>
                                                    <mi>i</mi>
                                                  </mrow>
                                                  <mo fence="true" stretchy="false">]</mo>
                                                </mrow>
                                                <mo stretchy="false">=</mo>
                                                <mi>s</mi>
                                              </mrow>
                                              <mn>2</mn>
                                              <mrow>
                                                <mo fence="true" stretchy="false">[</mo>
                                                <mrow>
                                                  <mi>j</mi>
                                                </mrow>
                                                <mo fence="true" stretchy="false">]</mo>
                                              </mrow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n>1,</mn>
                                              <mi mathvariant="italic">иначе</mi>
                                            </mrow>
                                          </mtd>
                                        </mtr>
                                      </mtable>
                                    </mrow>
                                    <mo fence="true" stretchy="true">]</mo>
                                  </mrow>
                                </mrow>
                              </mrow>
                            </mtd>
                          </mtr>
                        </mtable>
                      </mrow>
                      <mo fence="true" stretchy="true">}</mo>
                    </mrow>
                  </mrow>
                </mtd>
              </mtr>
            </mtable>
          </mrow>
          <mo fence="true" stretchy="true">}</mo>
        </mrow>
      </mrow>
    </mrow>
    <annotation encoding="StarMath 5.0">D( i, j) = left lbrace stack{0,если  i = 0, j = 0 # i, если j = 0, i &gt; 0 # j, если i = 0, j &gt;0 # min left lbrace stack{D(i, j-1)+1 # D(i-1,j)+1 # D(i-1,j-1)+ left [ binom{0, если s1[i]=s2[j]}{1, иначе}  right ] }  right rbrace  }  right rbrac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2:04:57.452745827</meta:creation-date>
    <dc:date>2019-10-07T02:17:28.365387424</dc:date>
    <meta:editing-duration>PT2M20S</meta:editing-duration>
    <meta:editing-cycles>1</meta:editing-cycles>
    <meta:generator>LibreOffice/6.0.7.3$Linux_X86_64 LibreOffice_project/00m0$Build-3</meta:generator>
  </office:meta>
</office:document-meta>
</file>